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Arial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7.013cm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7.013cm"/>
    </style:style>
    <style:style style:name="Table5.A1" style:family="table-cell">
      <style:table-cell-properties fo:padding="0.097cm" fo:border="0.05pt solid #000000"/>
    </style:style>
    <style:style style:name="Table10" style:family="table">
      <style:table-properties style:width="16.96cm" fo:margin-left="-0.062cm" table:align="left"/>
    </style:style>
    <style:style style:name="Table10.A" style:family="table-column">
      <style:table-column-properties style:column-width="2.725cm"/>
    </style:style>
    <style:style style:name="Table10.B" style:family="table-column">
      <style:table-column-properties style:column-width="7.17cm"/>
    </style:style>
    <style:style style:name="Table10.C" style:family="table-column">
      <style:table-column-properties style:column-width="4.445cm"/>
    </style:style>
    <style:style style:name="Table10.D" style:family="table-column">
      <style:table-column-properties style:column-width="2.619cm"/>
    </style:style>
    <style:style style:name="Table10.B1" style:family="table-cell">
      <style:table-cell-properties fo:padding="0cm" fo:border="non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1" style:family="table-row">
      <style:table-row-properties style:min-row-height="4.498cm"/>
    </style:style>
    <style:style style:name="Table8.A1" style:family="table-cell">
      <style:table-cell-properties fo:padding="0.097cm" fo:border="0.05pt solid #000000"/>
    </style:style>
    <style:style style:name="Table1" style:family="table">
      <style:table-properties style:width="10.398cm" fo:margin-left="6.394cm" table:align="left"/>
    </style:style>
    <style:style style:name="Table1.A" style:family="table-column">
      <style:table-column-properties style:column-width="10.398cm"/>
    </style:style>
    <style:style style:name="Table1.A1" style:family="table-cell">
      <style:table-cell-properties fo:padding="0.097cm" fo:border="none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8pt" fo:font-weight="normal" officeooo:rsid="0138dbea" officeooo:paragraph-rsid="0044c8b3" fo:background-color="#ffffff" style:font-size-asian="8pt" style:font-weight-asian="normal" style:font-size-complex="8pt" style:font-weight-complex="normal"/>
    </style:style>
    <style:style style:name="P2" style:family="paragraph" style:parent-style-name="Standard">
      <style:text-properties officeooo:rsid="0042f57a" officeooo:paragraph-rsid="0042f57a" fo:background-color="#ffffff"/>
    </style:style>
    <style:style style:name="P3" style:family="paragraph" style:parent-style-name="Standard">
      <style:paragraph-properties fo:break-before="page"/>
    </style:style>
    <style:style style:name="P4" style:family="paragraph" style:parent-style-name="Normal">
      <style:paragraph-properties fo:text-align="center" style:justify-single-word="false" fo:break-before="page"/>
      <style:text-properties fo:font-variant="normal" fo:text-transform="none" fo:color="#000000" fo:font-size="9pt" style:text-underline-style="solid" style:text-underline-width="auto" style:text-underline-color="font-color" fo:font-weight="normal" officeooo:rsid="0038a020" officeooo:paragraph-rsid="0042f57a"/>
    </style:style>
    <style:style style:name="P5" style:family="paragraph" style:parent-style-name="Normal">
      <style:paragraph-properties fo:text-align="center" style:justify-single-word="false" fo:break-before="page"/>
      <style:text-properties fo:font-variant="normal" fo:text-transform="none" fo:color="#000000" fo:font-size="9pt" style:text-underline-style="solid" style:text-underline-width="auto" style:text-underline-color="font-color" fo:font-weight="normal" officeooo:paragraph-rsid="0042f57a"/>
    </style:style>
    <style:style style:name="P6" style:family="paragraph" style:parent-style-name="Normal">
      <style:paragraph-properties fo:text-align="center" style:justify-single-word="false" fo:break-before="page"/>
      <style:text-properties fo:font-size="12pt" officeooo:rsid="0038a020" officeooo:paragraph-rsid="0042f57a" fo:background-color="#ffffff"/>
    </style:style>
    <style:style style:name="P7" style:family="paragraph" style:parent-style-name="Normal">
      <style:paragraph-properties fo:text-align="center" style:justify-single-word="false" fo:break-before="page"/>
      <style:text-properties fo:font-size="12pt" officeooo:rsid="0036915c" officeooo:paragraph-rsid="0042f57a" fo:background-color="#ffffff"/>
    </style:style>
    <style:style style:name="P8" style:family="paragraph" style:parent-style-name="Normal">
      <style:paragraph-properties fo:text-align="center" style:justify-single-word="false" fo:break-before="page"/>
      <style:text-properties fo:font-size="12pt" officeooo:paragraph-rsid="0042f57a"/>
    </style:style>
    <style:style style:name="P9" style:family="paragraph" style:parent-style-name="Table_20_Contents">
      <style:paragraph-properties fo:text-align="center" style:justify-single-word="false"/>
      <style:text-properties fo:font-size="20pt" officeooo:rsid="003aeae7" officeooo:paragraph-rsid="003aeae7" style:font-size-asian="20pt" style:font-size-complex="20pt"/>
    </style:style>
    <style:style style:name="P10" style:family="paragraph" style:parent-style-name="Table_20_Contents">
      <style:text-properties officeooo:rsid="005846da" officeooo:paragraph-rsid="005846da"/>
    </style:style>
    <style:style style:name="P11" style:family="paragraph" style:parent-style-name="Table_20_Contents">
      <style:text-properties officeooo:rsid="00484ee4" officeooo:paragraph-rsid="00484ee4"/>
    </style:style>
    <style:style style:name="P12" style:family="paragraph" style:parent-style-name="Table_20_Contents">
      <style:text-properties officeooo:rsid="003c9d6c" officeooo:paragraph-rsid="003c9d6c"/>
    </style:style>
    <style:style style:name="P13" style:family="paragraph" style:parent-style-name="Table_20_Contents">
      <style:text-properties officeooo:rsid="003c9d6c" officeooo:paragraph-rsid="005cbbd4"/>
    </style:style>
    <style:style style:name="P14" style:family="paragraph" style:parent-style-name="Table_20_Contents">
      <style:text-properties officeooo:rsid="0042f57a" officeooo:paragraph-rsid="00555d86" fo:background-color="#ffffff"/>
    </style:style>
    <style:style style:name="P15" style:family="paragraph" style:parent-style-name="Table_20_Contents">
      <style:paragraph-properties fo:text-align="center" style:justify-single-word="false"/>
      <style:text-properties officeooo:rsid="0042f57a" officeooo:paragraph-rsid="00558dbb" fo:background-color="#ffffff"/>
    </style:style>
    <style:style style:name="P16" style:family="paragraph" style:parent-style-name="Table_20_Contents">
      <style:paragraph-properties fo:text-align="end" style:justify-single-word="false"/>
      <style:text-properties officeooo:rsid="0042f57a" officeooo:paragraph-rsid="00479d23" fo:background-color="#ffffff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officeooo:rsid="003c9d6c" officeooo:paragraph-rsid="00558dbb" fo:background-color="#ffffff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officeooo:rsid="003c9d6c" officeooo:paragraph-rsid="004c16e5" fo:background-color="#ffffff"/>
    </style:style>
    <style:style style:name="P19" style:family="paragraph" style:parent-style-name="Table_20_Contents">
      <style:text-properties officeooo:paragraph-rsid="00555d86"/>
    </style:style>
    <style:style style:name="P20" style:family="paragraph" style:parent-style-name="Normal">
      <style:text-properties officeooo:paragraph-rsid="0042f57a"/>
    </style:style>
    <style:style style:name="P21" style:family="paragraph" style:parent-style-name="Normal">
      <style:paragraph-properties fo:text-align="center" style:justify-single-word="false"/>
      <style:text-properties fo:font-variant="normal" fo:text-transform="none" fo:color="#000000" fo:font-size="9pt" style:text-underline-style="solid" style:text-underline-width="auto" style:text-underline-color="font-color" fo:font-weight="normal" officeooo:paragraph-rsid="0042f57a"/>
    </style:style>
    <style:style style:name="P22" style:family="paragraph" style:parent-style-name="Normal">
      <style:paragraph-properties fo:text-align="center" style:justify-single-word="false"/>
      <style:text-properties fo:font-size="12pt" officeooo:paragraph-rsid="0042f57a"/>
    </style:style>
    <style:style style:name="P23" style:family="paragraph" style:parent-style-name="Standard">
      <style:text-properties fo:color="#000000" officeooo:paragraph-rsid="005f3a42" fo:background-color="#ffffff"/>
    </style:style>
    <style:style style:name="P24" style:family="paragraph" style:parent-style-name="Table_20_Contents">
      <style:text-properties officeooo:rsid="003c9d6c" officeooo:paragraph-rsid="003c9d6c"/>
    </style:style>
    <style:style style:name="P25" style:family="paragraph" style:parent-style-name="Table_20_Contents">
      <style:text-properties officeooo:paragraph-rsid="00a56f82"/>
    </style:style>
    <style:style style:name="P26" style:family="paragraph" style:parent-style-name="Table_20_Contents">
      <style:text-properties fo:color="#000000" officeooo:paragraph-rsid="006bbc5a" fo:background-color="#ffffff"/>
    </style:style>
    <style:style style:name="T1" style:family="text">
      <style:text-properties officeooo:rsid="013d0498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background-color="#ffffff" loext:char-shading-value="0"/>
    </style:style>
    <style:style style:name="T4" style:family="text">
      <style:text-properties style:use-window-font-color="true" officeooo:rsid="0052f5d7" fo:background-color="#ffffff" loext:char-shading-value="0"/>
    </style:style>
    <style:style style:name="T5" style:family="text">
      <style:text-properties style:use-window-font-color="true" officeooo:rsid="003c9d6c" fo:background-color="#ffffff" loext:char-shading-value="0"/>
    </style:style>
    <style:style style:name="T6" style:family="text">
      <style:text-properties style:use-window-font-color="true" fo:font-size="12pt" fo:font-weight="normal" officeooo:rsid="00376e6e" style:font-size-asian="12pt" style:font-weight-asian="normal" style:font-size-complex="12pt" style:font-weight-complex="normal"/>
    </style:style>
    <style:style style:name="T7" style:family="text">
      <style:text-properties style:use-window-font-color="true" officeooo:rsid="003c9d6c"/>
    </style:style>
    <style:style style:name="T8" style:family="text">
      <style:text-properties fo:background-color="#ffffff" loext:char-shading-value="0"/>
    </style:style>
    <style:style style:name="T9" style:family="text">
      <style:text-properties officeooo:rsid="0042f57a" fo:background-color="#ffffff" loext:char-shading-value="0"/>
    </style:style>
    <style:style style:name="T10" style:family="text">
      <style:text-properties officeooo:rsid="003c9d6c" fo:background-color="#ffffff" loext:char-shading-value="0"/>
    </style:style>
    <style:style style:name="T11" style:family="text">
      <style:text-properties officeooo:rsid="003f6a25"/>
    </style:style>
    <style:style style:name="T12" style:family="text">
      <style:text-properties officeooo:rsid="0042f57a"/>
    </style:style>
    <style:style style:name="T13" style:family="text">
      <style:text-properties fo:language="en" fo:country="US" officeooo:rsid="0042f57a" fo:background-color="#ffffff" loext:char-shading-value="0"/>
    </style:style>
    <style:style style:name="T14" style:family="text">
      <style:text-properties fo:color="#000000" officeooo:rsid="003c9d6c"/>
    </style:style>
    <style:style style:name="T15" style:family="text">
      <style:text-properties fo:color="#000000" officeooo:rsid="006bbc5a" fo:background-color="#ffffff" loext:char-shading-value="0"/>
    </style:style>
    <style:style style:name="T16" style:family="text">
      <style:text-properties officeooo:rsid="0059ec4d"/>
    </style:style>
    <style:style style:name="T17" style:family="text">
      <style:text-properties officeooo:rsid="00891065"/>
    </style:style>
    <style:style style:name="T18" style:family="text">
      <style:text-properties officeooo:rsid="00a56f82"/>
    </style:style>
    <style:style style:name="T19" style:family="text">
      <style:text-properties officeooo:rsid="00a68afe"/>
    </style:style>
    <style:style style:name="T20" style:family="text">
      <style:text-properties officeooo:rsid="003c9d6c"/>
    </style:style>
    <style:style style:name="T21" style:family="text">
      <style:text-properties style:font-name="Consolas" fo:font-size="10pt" fo:background-color="#d4d4d4" loext:char-shading-value="0" style:font-size-asian="10pt"/>
    </style:style>
    <style:style style:name="Sect1" style:family="section">
      <style:section-properties text:dont-balance-text-columns="true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/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10"/>
            </table:table-cell>
          </table:table-row>
        </table:table>
        <text:p text:style-name="Text_20_body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9">CERTI<text:span text:style-name="T19">DÃO</text:span> <text:span text:style-name="T18">DE INSCRIÇÃO</text:span></text:p>
            </table:table-cell>
          </table:table-row>
        </table:table>
        <text:p text:style-name="Text_20_body"/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2"><text:s/><text:span text:style-name="T3"><text:s text:c="2"/></text:span><text:span text:style-name="T3"><text:text-input text:description="${documentSignature.responsibleName}">${documentSignature.responsibleName}</text:text-input></text:span>, <text:text-input text:description="${lang.pt(documentSignature.responsibleFunction)}">${lang.pt(documentSignature.responsibleFunction)}</text:text-input> <text:text-input text:description="${lang.pt(documentSignature.responsibleUnit)}">${lang.pt(documentSignature.responsibleUnit)}</text:text-input>.</text:p>
              <text:p text:style-name="P25"><text:span text:style-name="T20"><text:s text:c="3"/>Certifica, em face dos registos existentes nesta Faculdade, que </text:span><text:span text:style-name="T20"><text:text-input text:description="${person.name}">${person.name}</text:text-input></text:span><text:span text:style-name="T20">, </text:span><text:span text:style-name="T20"><text:text-input text:description="[#if person.female]">[#if person.female]</text:text-input></text:span><text:span text:style-name="T20">aluna</text:span><text:span text:style-name="T20"><text:text-input text:description="[#elseif person.male]">[#elseif person.male]</text:text-input></text:span><text:span text:style-name="T20">aluno</text:span><text:span text:style-name="T20"><text:text-input text:description="[/#if]">[/#if]</text:text-input></text:span><text:span text:style-name="T20"> n.º </text:span><text:span text:style-name="T20"><text:text-input text:description="${person.student.number}">${person.student.number}</text:text-input></text:span><text:span text:style-name="T20">, </text:span><text:span text:style-name="T20"><text:text-input text:description="[#if person.female]">[#if person.female]</text:text-input></text:span><text:span text:style-name="T20">nascida</text:span><text:span text:style-name="T20"><text:text-input text:description="[#elseif person.male]">[#elseif person.male]</text:text-input></text:span><text:span text:style-name="T20">nascido</text:span><text:span text:style-name="T20"><text:text-input text:description="[/#if]">[/#if]</text:text-input></text:span><text:span text:style-name="T20"> a </text:span><text:span text:style-name="T20"><text:text-input text:description="${lang.pt(dates.extendedDate(person.dateOfBirthYearMonthDay))}">${lang.pt(dates.extendedDate(person.dateOfBirthYearMonthDay))}</text:text-input></text:span><text:span text:style-name="T20">, </text:span><text:span text:style-name="T20"><text:text-input text:description="[#if person.female]">[#if person.female]</text:text-input></text:span><text:span text:style-name="T20">portadora</text:span><text:span text:style-name="T20"><text:text-input text:description="[#elseif person.male]">[#elseif person.male]</text:text-input></text:span><text:span text:style-name="T20">portador</text:span><text:span text:style-name="T20"><text:text-input text:description="[/#if]">[/#if]</text:text-input></text:span><text:span text:style-name="T20"> do</text:span><text:span text:style-name="T7"> </text:span><text:span text:style-name="T4"><text:text-input text:description="${person.idDocumentType.localizedNameI18N}">${lang.pt(person.idDocumentType.localizedNameI18N)}</text:text-input></text:span><text:span text:style-name="T5"> n.º </text:span><text:span text:style-name="T5"><text:text-input text:description="${person.documentIdNumber}">${person.documentIdNumber}</text:text-input></text:span><text:span text:style-name="T20">, </text:span><text:span text:style-name="T20"><text:text-input text:description="[#if person.female]">[#if person.female]</text:text-input></text:span><text:span text:style-name="T20">filha</text:span><text:span text:style-name="T20"><text:text-input text:description="[#elseif person.male]">[#elseif person.male]</text:text-input></text:span><text:span text:style-name="T20">filho</text:span><text:span text:style-name="T20"><text:text-input text:description="[/#if]">[/#if]</text:text-input></text:span><text:span text:style-name="T20"> de </text:span><text:span text:style-name="T20"><text:text-input text:description="${person.nameOfFather}">${person.nameOfFather}</text:text-input></text:span><text:span text:style-name="T20"> e de</text:span><text:span text:style-name="T20"><text:text-input text:description="person.nameOfMother"/></text:span><text:span text:style-name="T20"><text:text-input text:description="${person.nameOfMother}">${person.nameOfMother}</text:text-input></text:span><text:span text:style-name="T20">, está </text:span><text:span text:style-name="T20"><text:text-input text:description="[#if person.female]">[#if person.female]</text:text-input></text:span><text:span text:style-name="T20">inscrita</text:span><text:span text:style-name="T20"><text:text-input text:description="[#elseif person.male]">[#elseif person.male]</text:text-input></text:span><text:span text:style-name="T20">inscrito</text:span><text:span text:style-name="T20"><text:text-input text:description="[/#if]">[/#if]</text:text-input></text:span><text:span text:style-name="T20"> no Curso de </text:span><text:span text:style-name="T20"><text:text-input text:description="${lang.pt(curricularPlanInformation.degreeName)}">${lang.pt(curricularPlanInformation.degreeName)}</text:text-input></text:span><text:span text:style-name="T20">, no</text:span><text:span text:style-name="T10"> </text:span><text:span text:style-name="T10"><text:text-input text:description="${curriculumInformation.curricularYear}">${curriculumInformation.curricularYear}</text:text-input></text:span><text:span text:style-name="T10">.º Ano, no ano letivo de </text:span><text:span text:style-name="T10"><text:text-input text:description="${executionYearName}">${executionYearName}</text:text-input></text:span><text:text-input text:description="[#if serviceRequest.detailed]">[#if serviceRequest.detailed]</text:text-input><text:span text:style-name="T20">, na(s) seguinte(s) unidade(s) curricular(es):</text:span><text:text-input text:description="[#if !serviceRequest.detailed]">[#elseif !serviceRequest.detailed]</text:text-input><text:span text:style-name="T20">.</text:span><text:text-input text:description="[/#if]">[/#if]</text:text-input></text:p>
              <text:p text:style-name="P12"/>
              <text:p text:style-name="P12"/>
            </table:table-cell>
          </table:table-row>
        </table:table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13"><text:text-input text:description="[#if serviceRequest.detailed]">[#if serviceRequest.detailed]</text:text-input></text:p>
              <text:p text:style-name="P20"/>
              <table:table table:name="Table10" table:style-name="Table10">
                <table:table-column table:style-name="Table10.A"/>
                <table:table-column table:style-name="Table10.B"/>
                <table:table-column table:style-name="Table10.C"/>
                <table:table-column table:style-name="Table10.D"/>
                <table:table-row>
                  <table:table-cell office:value-type="string">
                    <text:p text:style-name="P4">Código</text:p>
                  </table:table-cell>
                  <table:table-cell table:style-name="Table10.B1" office:value-type="string">
                    <text:p text:style-name="P5">Unidade(s) Curricular(es)</text:p>
                  </table:table-cell>
                  <table:table-cell office:value-type="string">
                    <text:p text:style-name="P21">A/S</text:p>
                    <text:p text:style-name="P22"/>
                  </table:table-cell>
                  <table:table-cell office:value-type="string">
                    <text:p text:style-name="P5">ECTS</text:p>
                    <text:p text:style-name="P22"/>
                  </table:table-cell>
                </table:table-row>
                <table:table-row>
                  <table:table-cell office:value-type="string">
                    <text:p text:style-name="P6"><text:text-input text:description="${normalEnrolmentsList.executionPeriod.name}">${normalEnrolmentsList.code}</text:text-input></text:p>
                  </table:table-cell>
                  <table:table-cell table:style-name="Table10.B1" office:value-type="string">
                    <text:p text:style-name="P8"><text:text-input text:description="${lang.pt(normalEnrolmentsList.name)}">${lang.pt(normalEnrolmentsList.name)}</text:text-input></text:p>
                  </table:table-cell>
                  <table:table-cell office:value-type="string">
                    <text:p text:style-name="P7"><text:text-input text:description="${normalEnrolmentsList.executionPeriod.name}">${normalEnrolmentsList.executionSemester.semester}</text:text-input></text:p>
                  </table:table-cell>
                  <table:table-cell office:value-type="string">
                    <text:p text:style-name="P8"><text:text-input text:description="${numbers.onePlace(normalEnrolmentsList.ectsCredits)}">${numbers.onePlace(normalEnrolmentsList.ectsCredits)}</text:text-input></text:p>
                  </table:table-cell>
                </table:table-row>
              </table:table>
              <text:p text:style-name="P13"><text:text-input text:description="[/#if]">[/#if]</text:text-input></text:p>
            </table:table-cell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Table_20_Contents"><text:span text:style-name="T17"><text:text-input text:description="[#if serviceRequest.documentPurposeType.name() != &quot;Z&quot;]">[#if serviceRequest.documentPurposeType == "FAMILY_ALLOWANCE"]</text:text-input></text:span>Este certificado destina-se para recebimento de abono de família.<text:text-input text:description="[#elseif serviceRequest.documentPurposeType == &quot;PPRE&quot;]">[#elseif serviceRequest.documentPurposeType == "PPRE"]</text:text-input><text:span text:style-name="T15">Este certificado destina-se para 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 <text:s/><text:text-input text:description="[#elseif serviceRequest.documentPurposeType == &quot;MILITARY&quot;]">[#elseif serviceRequest.documentPurposeType == "MILITARY"]</text:text-input> <text:s/><text:text-input text:description="[#elseif serviceRequest.documentPurposeType == &quot;PROFESSIONAL&quot;]">[#elseif serviceRequest.documentPurposeType == "PROFESSIONAL"]</text:text-input> <text:s/><text:text-input text:description="[#elseif serviceRequest.documentPurposeType == &quot;STUDY_SCHOLARSHIP&quot;]">[#elseif serviceRequest.documentPurposeType == "STUDY_SCHOLARSHIP"]</text:text-input> <text:s/><text:text-input text:description="[#elseif serviceRequest.documentPurposeType == &quot;OTHER&quot;]">[#elseif serviceRequest.documentPurposeType == "OTHER"]</text:text-input> <text:text-input text:description="${serviceRequest.otherDocumentPurposeTypeDescription}">${serviceRequest.otherDocumentPurposeTypeDescription}</text:text-input> <text:text-input text:description="[/#if]">[/#if]</text:text-input></text:p>
              <text:p text:style-name="P26"/>
            </table:table-cell>
          </table:table-row>
        </table:table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1">O presente certificado <text:span text:style-name="T16">vai</text:span> firmado com o selo branco em uso nesta Faculdade.</text:p>
            </table:table-cell>
          </table:table-row>
        </table:table>
        <text:p text:style-name="Text_20_body"/>
        <text:p text:style-name="Text_20_body"/>
        <text:p text:style-name="Text_20_body"/>
        <table:table table:name="Table8" table:style-name="Table8">
          <table:table-column table:style-name="Table8.A"/>
          <text:soft-page-break/>
          <table:table-row table:style-name="Table8.1">
            <table:table-cell table:style-name="Table8.A1" office:value-type="string">
              <text:p text:style-name="P19"><text:span text:style-name="T14"><text:text-input text:description="${lang.pt(documentSignature.responsibleUnit)}">${lang.pt(documentSignature.responsibleUnit)}</text:text-input></text:span><text:span text:style-name="T12">, em </text:span><text:span text:style-name="T13"><text:text-input text:description="${lang.pt(dates.numericDate(localizedDate.nowDate()))}">${dates.numericDate(localizedDate.nowDate())}</text:text-input></text:span><text:span text:style-name="T9">.</text:span></text:p>
              <text:p text:style-name="P14"/>
              <text:p text:style-name="P2"><text:s/></text:p>
              <table:table table:name="Table1" table:style-name="Table1">
                <table:table-column table:style-name="Table1.A"/>
                <table:table-row>
                  <table:table-cell table:style-name="Table1.A1" office:value-type="string">
                    <text:p text:style-name="P15">O <text:span text:style-name="T6"><text:text-input text:description="${documentSignature.responsibleFunction}">${lang.pt(documentSignature.responsibleFunction)}</text:text-input></text:span></text:p>
                  </table:table-cell>
                </table:table-row>
                <table:table-row>
                  <table:table-cell table:style-name="Table1.A1" office:value-type="string">
                    <text:p text:style-name="P15"><text:s text:c="2"/>___________________________________________</text:p>
                  </table:table-cell>
                </table:table-row>
                <table:table-row>
                  <table:table-cell table:style-name="Table1.A1" office:value-type="string">
                    <text:p text:style-name="P17"><text:text-input text:description="${documentSignature.responsibleName}">${documentSignature.responsibleName}</text:text-input></text:p>
                  </table:table-cell>
                </table:table-row>
              </table:table>
              <text:p text:style-name="P16"><text:s text:c="4"/></text:p>
              <text:p text:style-name="P18"/>
            </table:table-cell>
          </table:table-row>
        </table:table>
        <text:p text:style-name="Text_20_body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Table_20_Contents"/>
            </table:table-cell>
          </table:table-row>
        </table:table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Arial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8pt" fo:font-weight="normal" officeooo:rsid="0138dbea" officeooo:paragraph-rsid="0044c8b3" fo:background-color="#ffffff" style:font-size-asian="8pt" style:font-weight-asian="normal" style:font-size-complex="8pt" style:font-weight-complex="normal"/>
    </style:style>
    <style:style style:name="MT1" style:family="text">
      <style:text-properties officeooo:rsid="013d049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Nome: <text:text-input text:description="${person.name}">${person.name}</text:text-input> - Código de Identificação de Estudante: <text:text-input text:description="${person.student.number}">${person.student.number}</text:text-input></text:p>
        <text:p text:style-name="MP1">Página <text:page-number text:select-page="current">2</text:page-number> <text:span text:style-name="MT1">de 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meta:creation-date>2015-04-14T18:44:01.085086666</meta:creation-date>
    <dc:date>2015-06-11T18:54:09.740000000</dc:date>
    <meta:editing-duration>PT12H20M42S</meta:editing-duration>
    <meta:editing-cycles>180</meta:editing-cycles>
    <meta:document-statistic meta:table-count="10" meta:image-count="0" meta:object-count="0" meta:page-count="2" meta:paragraph-count="23" meta:word-count="316" meta:character-count="2508" meta:non-whitespace-character-count="2343"/>
  </office:meta>
</office:document-meta>
</file>